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4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opacity="47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946cm" svg:height="20.999cm" svg:x="0cm" svg:y="-0.016cm">
          <draw:image xlink:href="Pictures/1000020100000438000008E83E729BC5ACC970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3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16cm" svg:y1="2.032cm" svg:x2="10.16cm" svg:y2="2.032cm" draw:start-shape="id1" draw:end-shape="id1" svg:d="M10160 2032z" svg:viewBox="0 0 1 1">
          <text:p/>
        </draw:connector>
        <draw:line draw:style-name="gr4" draw:text-style-name="P4" draw:layer="layout" svg:x1="4.064cm" svg:y1="11.43cm" svg:x2="5.08cm" svg:y2="6.858cm">
          <text:p/>
        </draw:line>
        <draw:line draw:style-name="gr4" draw:text-style-name="P4" draw:layer="layout" svg:x1="6.858cm" svg:y1="11.176cm" svg:x2="5.08cm" svg:y2="6.858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1:43:51.220377425</dc:date>
    <meta:editing-duration>PT6M30S</meta:editing-duration>
    <meta:editing-cycles>3</meta:editing-cycles>
    <meta:generator>LibreOffice/6.4.7.2$Linux_X86_64 LibreOffice_project/40$Build-2</meta:generator>
    <meta:document-statistic meta:object-count="33"/>
  </office:meta>
</office:document-meta>
</file>